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left="4.5in" fo:margin-right="0in" fo:margin-top="0in" fo:margin-bottom="0in" fo:line-height="100%" fo:text-indent="0in" style:auto-text-indent="false">
        <style:tab-stops/>
      </style:paragraph-properties>
    </style:style>
    <style:style style:name="P2" style:family="paragraph" style:parent-style-name="Normal">
      <style:paragraph-properties fo:margin-top="0in" fo:margin-bottom="0in" fo:line-height="150%"/>
    </style:style>
    <style:style style:name="P3" style:family="paragraph" style:parent-style-name="List_20_Paragraph">
      <style:paragraph-properties fo:margin-top="0in" fo:margin-bottom="0in" fo:line-height="100%"/>
    </style:style>
    <style:style style:name="P4" style:family="paragraph" style:parent-style-name="Normal">
      <style:paragraph-properties fo:margin-top="0in" fo:margin-bottom="0in" fo:line-height="100%"/>
    </style:style>
    <style:style style:name="P5" style:family="paragraph" style:parent-style-name="Normal">
      <style:paragraph-properties fo:margin-top="0in" fo:margin-bottom="0in" fo:line-height="100%" fo:text-align="center" style:justify-single-word="false"/>
      <style:text-properties fo:font-size="14pt" style:font-size-asian="14pt" style:font-size-complex="14pt"/>
    </style:style>
    <style:style style:name="P6" style:family="paragraph" style:parent-style-name="Normal">
      <style:paragraph-properties fo:margin-top="0in" fo:margin-bottom="0in" fo:line-height="150%"/>
    </style:style>
    <style:style style:name="P7" style:family="paragraph" style:parent-style-name="Normal">
      <style:paragraph-properties fo:margin-top="0in" fo:margin-bottom="0in" fo:line-height="100%"/>
      <style:text-properties fo:font-size="12pt" style:font-size-asian="12pt" style:font-size-complex="12pt"/>
    </style:style>
    <style:style style:name="P8" style:family="paragraph" style:parent-style-name="List_20_Paragraph">
      <style:paragraph-properties fo:margin-top="0in" fo:margin-bottom="0in" fo:line-height="100%"/>
    </style:style>
    <style:style style:name="P9" style:family="paragraph" style:parent-style-name="Normal">
      <style:paragraph-properties fo:margin-left="4.5in" fo:margin-right="0in" fo:margin-top="0in" fo:margin-bottom="0in" fo:line-height="100%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0in" fo:margin-right="0in" fo:margin-top="0in" fo:margin-bottom="0in" fo:line-height="100%" fo:text-indent="0in" style:auto-text-indent="false">
        <style:tab-stops/>
      </style:paragraph-properties>
    </style:style>
    <style:style style:name="P11" style:family="paragraph" style:parent-style-name="Normal" style:master-page-name="MP0">
      <style:paragraph-properties fo:margin-left="0in" fo:margin-right="0in" fo:margin-top="0in" fo:margin-bottom="0in" fo:line-height="100%" fo:text-indent="0in" style:auto-text-indent="false" style:page-number="auto" fo:break-before="page">
        <style:tab-stops/>
      </style:paragraph-properties>
    </style:style>
    <style:style style:name="P12" style:family="paragraph" style:parent-style-name="Normal">
      <style:paragraph-properties fo:margin-top="0in" fo:margin-bottom="0in" fo:line-height="150%"/>
    </style:style>
    <style:style style:name="P13" style:family="paragraph" style:parent-style-name="List_20_Paragraph">
      <style:paragraph-properties fo:margin-top="0in" fo:margin-bottom="0in" fo:line-height="100%"/>
    </style:style>
    <style:style style:name="P14" style:family="paragraph" style:parent-style-name="List_20_Paragraph" style:list-style-name="L1">
      <style:paragraph-properties fo:margin-top="0in" fo:margin-bottom="0in" fo:line-height="100%"/>
    </style:style>
    <style:style style:name="P15" style:family="paragraph">
      <style:paragraph-properties fo:margin-left="0in" fo:margin-right="0in" fo:margin-top="0in" fo:margin-bottom="0in" fo:line-height="115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ff00"/>
    </style:style>
    <style:style style:name="T2" style:family="text">
      <style:text-properties fo:background-color="#ffff00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tracked-changes>
        <text:changed-region text:id="ct479554264">
          <text:format-change>
            <office:change-info>
              <dc:creator>Thomas Calloway</dc:creator>
              <dc:date>2010-02-11T13:46:00</dc:date>
            </office:change-info>
          </text:format-change>
        </text:changed-region>
        <text:changed-region text:id="ct479110688">
          <text:insertion>
            <office:change-info>
              <dc:creator>Thomas Calloway</dc:creator>
              <dc:date>2010-02-11T13:45:00</dc:date>
            </office:change-info>
          </text:insertion>
        </text:changed-region>
        <text:changed-region text:id="ct479550936">
          <text:insertion>
            <office:change-info>
              <dc:creator>Thomas Calloway</dc:creator>
              <dc:date>2010-02-11T13:46:00</dc:date>
            </office:change-info>
          </text:insertion>
        </text:changed-region>
        <text:changed-region text:id="ct479553848">
          <text:insertion>
            <office:change-info>
              <dc:creator>Thomas Calloway</dc:creator>
              <dc:date>2010-02-11T13:46:00</dc:date>
            </office:change-info>
          </text:insertion>
        </text:changed-region>
        <text:changed-region text:id="ct479553952">
          <text:insertion>
            <office:change-info>
              <dc:creator>Thomas Calloway</dc:creator>
              <dc:date>2010-02-11T13:46:00</dc:date>
            </office:change-info>
          </text:insertion>
        </text:changed-region>
        <text:changed-region text:id="ct479550832">
          <text:deletion>
            <office:change-info>
              <dc:creator>Thomas Calloway</dc:creator>
              <dc:date>2010-02-11T13:46:00</dc:date>
            </office:change-info>
            <text:p text:style-name="P1">Software Engineering</text:p>
            <text:p text:style-name="P1">Group Project Proposal</text:p>
            <text:p text:style-name="P1">Spring 2010</text:p>
          </text:deletion>
        </text:changed-region>
        <text:changed-region text:id="ct479580584">
          <text:insertion>
            <office:change-info>
              <dc:creator>Thomas Calloway</dc:creator>
              <dc:date>2010-02-11T14:19:00</dc:date>
            </office:change-info>
          </text:insertion>
        </text:changed-region>
        <text:changed-region text:id="ct479557176">
          <text:insertion>
            <office:change-info>
              <dc:creator>Thomas Calloway</dc:creator>
              <dc:date>2010-02-11T13:47:00</dc:date>
            </office:change-info>
          </text:insertion>
        </text:changed-region>
        <text:changed-region text:id="ct479556968">
          <text:deletion>
            <office:change-info>
              <dc:creator>Thomas Calloway</dc:creator>
              <dc:date>2010-02-11T13:47:00</dc:date>
            </office:change-info>
            <text:p text:style-name="P2">discerable</text:p>
          </text:deletion>
        </text:changed-region>
        <text:changed-region text:id="ct479557592">
          <text:insertion>
            <office:change-info>
              <dc:creator>Thomas Calloway</dc:creator>
              <dc:date>2010-02-11T13:47:00</dc:date>
            </office:change-info>
          </text:insertion>
        </text:changed-region>
        <text:changed-region text:id="ct479557384">
          <text:deletion>
            <office:change-info>
              <dc:creator>Thomas Calloway</dc:creator>
              <dc:date>2010-02-11T13:47:00</dc:date>
            </office:change-info>
            <text:p text:style-name="P2">statisitics</text:p>
          </text:deletion>
        </text:changed-region>
        <text:changed-region text:id="ct479557488">
          <text:insertion>
            <office:change-info>
              <dc:creator>Thomas Calloway</dc:creator>
              <dc:date>2010-02-11T13:47:00</dc:date>
            </office:change-info>
          </text:insertion>
        </text:changed-region>
        <text:changed-region text:id="ct479555408">
          <text:deletion>
            <office:change-info>
              <dc:creator>Thomas Calloway</dc:creator>
              <dc:date>2010-02-11T13:47:00</dc:date>
            </office:change-info>
            <text:p text:style-name="P2"><text:s/></text:p>
          </text:deletion>
        </text:changed-region>
        <text:changed-region text:id="ct479558424">
          <text:insertion>
            <office:change-info>
              <dc:creator>Thomas Calloway</dc:creator>
              <dc:date>2010-02-11T13:48:00</dc:date>
            </office:change-info>
          </text:insertion>
        </text:changed-region>
        <text:changed-region text:id="ct479554680">
          <text:insertion>
            <office:change-info>
              <dc:creator>Thomas Calloway</dc:creator>
              <dc:date>2010-02-11T13:48:00</dc:date>
            </office:change-info>
          </text:insertion>
        </text:changed-region>
        <text:changed-region text:id="ct479556032">
          <text:deletion>
            <office:change-info>
              <dc:creator>Thomas Calloway</dc:creator>
              <dc:date>2010-02-11T13:48:00</dc:date>
            </office:change-info>
            <text:p text:style-name="P2">defense, </text:p>
          </text:deletion>
        </text:changed-region>
        <text:changed-region text:id="ct479558528">
          <text:insertion>
            <office:change-info>
              <dc:creator>Thomas Calloway</dc:creator>
              <dc:date>2010-02-11T13:47:00</dc:date>
            </office:change-info>
          </text:insertion>
        </text:changed-region>
        <text:changed-region text:id="ct479558320">
          <text:deletion>
            <office:change-info>
              <dc:creator>Thomas Calloway</dc:creator>
              <dc:date>2010-02-11T13:47:00</dc:date>
            </office:change-info>
            <text:p text:style-name="P2">visability</text:p>
          </text:deletion>
        </text:changed-region>
        <text:changed-region text:id="ct479556344">
          <text:insertion>
            <office:change-info>
              <dc:creator>Thomas Calloway</dc:creator>
              <dc:date>2010-02-11T13:48:00</dc:date>
            </office:change-info>
          </text:insertion>
        </text:changed-region>
        <text:changed-region text:id="ct479555200">
          <text:deletion>
            <office:change-info>
              <dc:creator>Thomas Calloway</dc:creator>
              <dc:date>2010-02-11T13:48:00</dc:date>
            </office:change-info>
            <text:p text:style-name="P2">.</text:p>
          </text:deletion>
        </text:changed-region>
        <text:changed-region text:id="ct479549480">
          <text:insertion>
            <office:change-info>
              <dc:creator>Thomas Calloway</dc:creator>
              <dc:date>2010-02-11T14:12:00</dc:date>
            </office:change-info>
          </text:insertion>
        </text:changed-region>
        <text:changed-region text:id="ct479556760">
          <text:deletion>
            <office:change-info>
              <dc:creator>Thomas Calloway</dc:creator>
              <dc:date>2010-02-11T13:48:00</dc:date>
            </office:change-info>
            <text:p text:style-name="P2">Combat</text:p>
          </text:deletion>
        </text:changed-region>
        <text:changed-region text:id="ct479554784">
          <text:insertion>
            <office:change-info>
              <dc:creator>Thomas Calloway</dc:creator>
              <dc:date>2010-02-11T13:49:00</dc:date>
            </office:change-info>
          </text:insertion>
        </text:changed-region>
        <text:changed-region text:id="ct479485336">
          <text:insertion>
            <office:change-info>
              <dc:creator>Thomas Calloway</dc:creator>
              <dc:date>2010-02-11T14:12:00</dc:date>
            </office:change-info>
          </text:insertion>
        </text:changed-region>
        <text:changed-region text:id="ct479557280">
          <text:insertion>
            <office:change-info>
              <dc:creator>Thomas Calloway</dc:creator>
              <dc:date>2010-02-11T13:49:00</dc:date>
            </office:change-info>
          </text:insertion>
        </text:changed-region>
        <text:changed-region text:id="ct479555720">
          <text:deletion>
            <office:change-info>
              <dc:creator>Thomas Calloway</dc:creator>
              <dc:date>2010-02-11T13:49:00</dc:date>
            </office:change-info>
            <text:p text:style-name="P2">a series of movement, attack or defend options</text:p>
          </text:deletion>
        </text:changed-region>
        <text:changed-region text:id="ct479484712">
          <text:deletion>
            <office:change-info>
              <dc:creator>Thomas Calloway</dc:creator>
              <dc:date>2010-02-11T14:13:00</dc:date>
            </office:change-info>
            <text:p text:style-name="P2">Sides</text:p>
          </text:deletion>
        </text:changed-region>
        <text:changed-region text:id="ct479485128">
          <text:insertion>
            <office:change-info>
              <dc:creator>Thomas Calloway</dc:creator>
              <dc:date>2010-02-11T14:13:00</dc:date>
            </office:change-info>
          </text:insertion>
        </text:changed-region>
        <text:changed-region text:id="ct479484088">
          <text:insertion>
            <office:change-info>
              <dc:creator>Thomas Calloway</dc:creator>
              <dc:date>2010-02-11T14:14:00</dc:date>
            </office:change-info>
          </text:insertion>
        </text:changed-region>
        <text:changed-region text:id="ct479487312">
          <text:deletion>
            <office:change-info>
              <dc:creator>Thomas Calloway</dc:creator>
              <dc:date>2010-02-11T14:14:00</dc:date>
            </office:change-info>
            <text:p text:style-name="P2">all</text:p>
          </text:deletion>
        </text:changed-region>
        <text:changed-region text:id="ct479484816">
          <text:deletion>
            <office:change-info>
              <dc:creator>Thomas Calloway</dc:creator>
              <dc:date>2010-02-11T14:14:00</dc:date>
            </office:change-info>
            <text:p text:style-name="P2">and</text:p>
          </text:deletion>
        </text:changed-region>
        <text:changed-region text:id="ct479484400">
          <text:insertion>
            <office:change-info>
              <dc:creator>Thomas Calloway</dc:creator>
              <dc:date>2010-02-11T14:14:00</dc:date>
            </office:change-info>
          </text:insertion>
        </text:changed-region>
        <text:changed-region text:id="ct479591816">
          <text:insertion>
            <office:change-info>
              <dc:creator>Thomas Calloway</dc:creator>
              <dc:date>2010-02-11T14:19:00</dc:date>
            </office:change-info>
          </text:insertion>
        </text:changed-region>
        <text:changed-region text:id="ct479109128">
          <text:deletion>
            <office:change-info>
              <dc:creator>Thomas Calloway</dc:creator>
              <dc:date>2010-02-11T13:51:00</dc:date>
            </office:change-info>
            <text:p text:style-name="P2"><text:span text:style-name="Default_20_Paragraph_20_Font"><text:span text:style-name="T1">Content may be uploaded and selected from a content management UI, allowing registered players to visually modify their units and even add to the world around them.</text:span></text:span></text:p>
          </text:deletion>
        </text:changed-region>
        <text:changed-region text:id="ct479108296">
          <text:insertion>
            <office:change-info>
              <dc:creator>Thomas Calloway</dc:creator>
              <dc:date>2010-02-11T13:51:00</dc:date>
            </office:change-info>
          </text:insertion>
        </text:changed-region>
        <text:changed-region text:id="ct479108920">
          <text:insertion>
            <office:change-info>
              <dc:creator>Thomas Calloway</dc:creator>
              <dc:date>2010-02-11T13:52:00</dc:date>
            </office:change-info>
          </text:insertion>
        </text:changed-region>
        <text:changed-region text:id="ct479592752">
          <text:insertion>
            <office:change-info>
              <dc:creator>Thomas Calloway</dc:creator>
              <dc:date>2010-02-11T14:20:00</dc:date>
            </office:change-info>
          </text:insertion>
        </text:changed-region>
        <text:changed-region text:id="ct419143192">
          <text:insertion>
            <office:change-info>
              <dc:creator>Thomas Calloway</dc:creator>
              <dc:date>2010-02-11T14:15:00</dc:date>
            </office:change-info>
          </text:insertion>
        </text:changed-region>
        <text:changed-region text:id="ct479110376">
          <text:insertion>
            <office:change-info>
              <dc:creator>Thomas Calloway</dc:creator>
              <dc:date>2010-02-11T13:53:00</dc:date>
            </office:change-info>
          </text:insertion>
        </text:changed-region>
        <text:changed-region text:id="ct479554056">
          <text:deletion>
            <office:change-info>
              <dc:creator>Thomas Calloway</dc:creator>
              <dc:date>2010-02-11T13:52:00</dc:date>
            </office:change-info>
            <text:p text:style-name="P3">; player content generation and integration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change-start text:change-id="ct479554264"/><text:span text:style-name="T4">Team Gold</text:span><text:change-end text:change-id="ct479554264"/><text:change-start text:change-id="ct479110688"/><text:tab/><text:tab/><text:tab/><text:tab/><text:tab/><text:tab/><text:tab/><text:change-end text:change-id="ct479110688"/><text:change-start text:change-id="ct479550936"/><text:tab/>Software Engineering<text:change-end text:change-id="ct479550936"/></text:p>
      <text:p text:style-name="P10">Josh Kilgore<text:change-start text:change-id="ct479553848"/><text:tab/><text:tab/><text:tab/><text:tab/><text:tab/><text:tab/><text:tab/><text:tab/>Group Project Proposal<text:change-end text:change-id="ct479553848"/></text:p>
      <text:p text:style-name="P10">Obi <text:s/>Atueyi<text:change-start text:change-id="ct479553952"/><text:tab/><text:tab/><text:tab/><text:tab/><text:tab/><text:tab/><text:tab/><text:tab/>Spring 2010<text:change-end text:change-id="ct479553952"/></text:p>
      <text:p text:style-name="P10">Ye Tian</text:p>
      <text:p text:style-name="P10">Thomas Calloway</text:p>
      <text:p text:style-name="P1"><text:change text:change-id="ct479550832"/></text:p>
      <text:p text:style-name="P4"/>
      <text:p text:style-name="P4"/>
      <text:p text:style-name="P5">“Duel Reality: A Turn-Based Battle Strategy Game”</text:p>
      <text:p text:style-name="P4"/>
      <text:p text:style-name="P4"/>
      <text:p text:style-name="P2"><text:tab/>This proposal is for a turn based strategy game. <text:s/>Functional as a single player or multi-player combat role-playing game, the game features a two dimensional overhead map and grid. <text:s/>Players click to move their pieces (units) about the map in an attempt to <text:change-start text:change-id="ct479580584"/><office:annotation><dc:creator>Thomas Calloway</dc:creator><dc:date>2010-02-11T14:19:21.76</dc:date><text:p text:style-name="P15"><text:span text:style-name="T5">Do we want to say now that this is our only goal??</text:span></text:p></office:annotation><text:change-end text:change-id="ct479580584"/>defeat all members of the opposing team. <text:s/>All units will be represented on the game board and will be visually <text:change-start text:change-id="ct479557176"/>discernible<text:change-end text:change-id="ct479557176"/><text:change text:change-id="ct479556968"/> as to type. <text:s/>Player controllable units will vary in type, abilities, and <text:change-start text:change-id="ct479557592"/>statistics<text:change-end text:change-id="ct479557592"/><text:change text:change-id="ct479557384"/> such<text:change-start text:change-id="ct479557488"/> <text:change-end text:change-id="ct479557488"/>a<text:change text:change-id="ct479555408"/>s health, attack<text:change-start text:change-id="ct479558424"/> power<text:change-end text:change-id="ct479558424"/>,<text:change-start text:change-id="ct479554680"/> attack range,<text:change-end text:change-id="ct479554680"/> <text:change text:change-id="ct479556032"/><text:change-start text:change-id="ct479558528"/>visibility<text:change-end text:change-id="ct479558528"/><text:change text:change-id="ct479558320"/>, and movement<text:change-start text:change-id="ct479556344"/> rate<text:change-end text:change-id="ct479556344"/>. <text:s/>Clicking on a visible unit will show that unit’s status<text:change text:change-id="ct479555200"/> and <text:change-start text:change-id="ct479549480"/>any <text:change-end text:change-id="ct479549480"/>available actions for that turn. <text:change text:change-id="ct479556760"/><text:change-start text:change-id="ct479554784"/>The basic <text:change-end text:change-id="ct479554784"/><text:change-start text:change-id="ct479485336"/>game-play<text:change-end text:change-id="ct479485336"/> will consist of <text:change-start text:change-id="ct479557280"/>selecting units and performing single actions such as move or attack<text:change-end text:change-id="ct479557280"/><text:change text:change-id="ct479555720"/>. <text:change text:change-id="ct479484712"/><text:change-start text:change-id="ct479485128"/>The two sides<text:change-end text:change-id="ct479485128"/> will take turns with one turn consisting of moving and attacking <text:change-start text:change-id="ct479484088"/>with<text:change-end text:change-id="ct479484088"/><text:change text:change-id="ct479487312"/> characters <text:s/>of that side until all action points are spent <text:change text:change-id="ct479484816"/><text:change-start text:change-id="ct479484400"/>or<text:change-end text:change-id="ct479484400"/> the player or computer ends their turn. <text:s/>Enemy AI will act in one of three modes, defensive, offensive or neutral.</text:p>
      <text:p text:style-name="P2"><text:tab/>The game content will be saved in either a local or remote database. <text:s/>Each player will be able to create a unique login, providing a means to save the count and status of their units and maps played. <text:s/><text:change-start text:change-id="ct479591816"/><office:annotation><dc:creator>Thomas Calloway</dc:creator><dc:date>2010-02-11T14:19:47.78</dc:date><text:p text:style-name="P15"><text:span text:style-name="T5">I agree that we should forget about this feature for now.</text:span></text:p></office:annotation><text:change-end text:change-id="ct479591816"/><text:change text:change-id="ct479109128"/> <text:s/><text:change-start text:change-id="ct479108296"/>At any time, a player may save the current status of a game<text:change-end text:change-id="ct479108296"/><text:change-start text:change-id="ct479108920"/> , which can then be loaded at a later point. <text:s/><text:change-end text:change-id="ct479108920"/><text:change-start text:change-id="ct479592752"/><office:annotation><dc:creator>Thomas Calloway</dc:creator><dc:date>2010-02-11T14:20:18.99</dc:date><text:p text:style-name="P15"><text:span text:style-name="T5">Obviously, we're still missing a number of details.</text:span></text:p></office:annotation><text:change-end text:change-id="ct479592752"/>Success in numerous battles will allow players to improve the capabilities and status of their units. </text:p>
      <text:p text:style-name="P4"><text:tab/></text:p>
      <text:p text:style-name="P4"/>
      <text:p text:style-name="P7">High Level Module Definition</text:p>
      <text:p text:style-name="P4"/>
      <text:list xml:id="list33473588" text:style-name="L1">
        <text:list-item>
          <text:p text:style-name="P14"><text:s/><text:span text:style-name="Default_20_Paragraph_20_Font"><text:span text:style-name="T3">User Interface</text:span></text:span>: interactions between mouse and tactical map; zoom in/out; shortcut keys and buttons; varying dialog size; UI themes; dynamic content; effects; simple content management UI. </text:p>
        </text:list-item>
      </text:list>
      <text:p text:style-name="P3"/>
      <text:list xml:id="list34327332" text:continue-numbering="true" text:style-name="L1">
        <text:list-item>
          <text:p text:style-name="P14"><text:soft-page-break/><text:span text:style-name="Default_20_Paragraph_20_Font"><text:span text:style-name="T3">Database Design / Code</text:span></text:span>: <text:change-start text:change-id="ct419143192"/>player <text:change-end text:change-id="ct419143192"/><text:change-start text:change-id="ct479110376"/>registration and <text:change-end text:change-id="ct479110376"/>login; save and load states; connect remotely<text:change text:change-id="ct479554056"/>.</text:p>
        </text:list-item>
      </text:list>
      <text:p text:style-name="P4"/>
      <text:list xml:id="list34323609" text:continue-numbering="true" text:style-name="L1">
        <text:list-item>
          <text:p text:style-name="P14"><text:span text:style-name="Default_20_Paragraph_20_Font"><text:span text:style-name="T3">Game Mechanics</text:span></text:span>: movement; attack; defense; unit statistics; leveling up; math; map transitions. </text:p>
        </text:list-item>
      </text:list>
      <text:p text:style-name="P3"/>
      <text:list xml:id="list34320846" text:continue-numbering="true" text:style-name="L1">
        <text:list-item>
          <text:p text:style-name="P14"><text:span text:style-name="Default_20_Paragraph_20_Font"><text:span text:style-name="T3">Artificial Intelligence</text:span></text:span>: simple move and attack; defensive; offensive; different AI for different unit typ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Copper</meta:initial-creator>
    <dc:creator>Thomas Calloway</dc:creator>
    <meta:creation-date>2010-02-11T15:31:00Z</meta:creation-date>
    <dc:date>2010-02-11T14:20:34.62</dc:date>
    <meta:editing-cycles>5</meta:editing-cycles>
    <meta:editing-duration>PT00H45M13S</meta:editing-duration>
    <meta:document-statistic meta:table-count="0" meta:image-count="0" meta:object-count="0" meta:page-count="2" meta:paragraph-count="30" meta:word-count="401" meta:character-count="2489"/>
    <meta:template xlink:type="simple" xlink:actuate="onRequest" xlink:title="" xlink:href="Normal"/>
  </office:meta>
</office:document-meta>
</file>